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1pt" fo:font-weight="bold" officeooo:paragraph-rsid="001c4c5b" style:font-size-asian="11pt" style:font-weight-asian="bold" style:font-size-complex="11pt" style:font-weight-complex="bold"/>
    </style:style>
    <style:style style:name="P2" style:family="paragraph" style:parent-style-name="Standard">
      <style:text-properties fo:color="#000000" fo:font-size="11pt" fo:font-weight="normal" officeooo:paragraph-rsid="001c4c5b" style:font-size-asian="11pt" style:font-weight-asian="normal" style:font-size-complex="11pt" style:font-weight-complex="normal"/>
    </style:style>
    <style:style style:name="T1" style:family="text">
      <style:text-properties fo:color="#ff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9. </text:p>
      <text:p text:style-name="P1">Сила Ампера. Взаимодействие параллельных токов. Сила Лоренца. Движение заряженных частиц в магнитном поле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64cm" fo:margin-left="0.397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28:42.473000000</meta:creation-date>
    <dc:date>2018-06-05T09:40:59.752000000</dc:date>
    <meta:editing-duration>PT12M17S</meta:editing-duration>
    <meta:editing-cycles>2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2" meta:word-count="15" meta:character-count="115" meta:non-whitespace-character-count="101"/>
  </office:meta>
</office:document-meta>
</file>